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167.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65.2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Mul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uli"/>
    </style:style>
    <style:style style:name="ce6" style:family="table-cell" style:parent-style-name="Default">
      <style:text-properties style:font-name="Mul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Muli"/>
    </style:style>
    <style:style style:name="ce8" style:family="table-cell" style:parent-style-name="Default" style:data-style-name="N123">
      <style:text-properties style:font-name="Muli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Muli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Mul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Mul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8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 table:number-columns-spanned="9" table:number-rows-spanned="1">
            <text:p>FIXED ASSET REPORT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Date:</text:span> <text:a xlink:href="python://get_date()" xlink:type="simple">Date</text:a> </text:p>
          </table:table-cell>
          <table:covered-table-cell table:number-columns-repeated="4" table:style-name="ce3"/>
          <table:covered-table-cell/>
          <table:covered-table-cell table:style-name="ce9"/>
          <table:covered-table-cell table:number-columns-repeated="2" table:style-name="ce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QUISITION VALUE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AGE (YEAR)</text:p>
          </table:table-cell>
          <table:table-cell table:style-name="ce10" office:value-type="string" calcext:value-type="string">
            <text:p>SALVAGE VALUE</text:p>
          </table:table-cell>
          <table:table-cell table:style-name="ce4" office:value-type="string" calcext:value-type="string">
            <text:p>TOTAL DEPRECIATED VALUE</text:p>
          </table:table-cell>
          <table:table-cell table:style-name="ce4" office:value-type="string" calcext:value-type="string">
            <text:p>ASSET VALUE</text:p>
          </table:table-cell>
          <table:table-cell table:style-name="ce3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for%20each=%22category%20in%20get_category_ids()%22" xlink:type="simple">FOR CATEGORY</text:a></text:p>
          </table:table-cell>
          <table:covered-table-cell table:number-columns-repeated="5" table:style-name="ce4"/>
          <table:covered-table-cell table:style-name="ce10"/>
          <table:covered-table-cell table:number-columns-repeated="2" table:style-name="ce4"/>
          <table:table-cell table:style-name="ce3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span text:style-name="T1">Category :</text:span> <text:span text:style-name="T1"><text:a xlink:href="python://category.name" xlink:type="simple">Category</text:a></text:span></text:p>
          </table:table-cell>
          <table:covered-table-cell table:number-columns-repeated="5" table:style-name="ce4"/>
          <table:covered-table-cell table:style-name="ce10"/>
          <table:covered-table-cell table:number-columns-repeated="2" table:style-name="ce4"/>
          <table:table-cell table:style-name="ce3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for%20each=%22asset%20in%20line(category.id)%22" xlink:type="simple">FOR ASSET</text:a>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asset.no" xlink:type="simple">No</text:a></text:p>
          </table:table-cell>
          <table:table-cell table:style-name="ce3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table:style-name="ce7" office:value-type="string" calcext:value-type="string">
            <text:p><text:a xlink:href="python://formatLang(asset.acquisition_value)" xlink:type="simple">Acquisition Value</text:a></text:p>
          </table:table-cell>
          <table:table-cell table:style-name="ce3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1" office:value-type="string" calcext:value-type="string">
            <text:p><text:a xlink:href="python://formatLang(asset.salvage_value)" xlink:type="simple">Salvage Value</text:a></text:p>
          </table:table-cell>
          <table:table-cell table:style-name="ce11" office:value-type="string" calcext:value-type="string">
            <text:p><text:a xlink:href="python://formatLang(asset.total_value)" xlink:type="simple">Total Value</text:a></text:p>
          </table:table-cell>
          <table:table-cell table:style-name="ce7" office:value-type="string" calcext:value-type="string">
            <text:p><text:a xlink:href="python://formatLang(asset.asset_value)" xlink:type="simple">Asset Value</text:a>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4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00/00/0000</text:date>, <text:time style:data-style-name="N2" text:time-value="12:36:54.962037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59:57.174694361</meta:creation-date>
    <dc:date>2021-06-16T12:57:39.381693813</dc:date>
    <meta:editing-duration>PT5H5M46S</meta:editing-duration>
    <meta:editing-cycles>49</meta:editing-cycles>
    <meta:generator>LibreOffice/5.1.6.2$Linux_X86_64 LibreOffice_project/10m0$Build-2</meta:generator>
    <meta:document-statistic meta:table-count="1" meta:cell-count="25" meta:object-count="0"/>
  </office:meta>
</office:document-meta>
</file>